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B000003316FA5CCEFB168629B.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1">
      <style:text-properties fo:language="en" fo:country="GB" officeooo:rsid="01180d3e" officeooo:paragraph-rsid="01180d3e"/>
    </style:style>
    <style:style style:name="P408" style:family="paragraph" style:parent-style-name="Standard" style:list-style-name="L1">
      <style:text-properties fo:language="en" fo:country="GB" officeooo:rsid="0117330e" officeooo:paragraph-rsid="0117330e"/>
    </style:style>
    <style:style style:name="P409" style:family="paragraph" style:parent-style-name="Standard" style:list-style-name="L4">
      <style:text-properties officeooo:rsid="0017f5b4" officeooo:paragraph-rsid="0017f5b4"/>
    </style:style>
    <style:style style:name="P410" style:family="paragraph" style:parent-style-name="Standard" style:list-style-name="L5">
      <style:text-properties officeooo:rsid="001a3368" officeooo:paragraph-rsid="001a3368"/>
    </style:style>
    <style:style style:name="P411" style:family="paragraph" style:parent-style-name="Standard" style:list-style-name="L6">
      <style:text-properties officeooo:rsid="001da853" officeooo:paragraph-rsid="00b264b5"/>
    </style:style>
    <style:style style:name="P412" style:family="paragraph" style:parent-style-name="Standard" style:list-style-name="L8">
      <style:text-properties officeooo:rsid="00417d1b" officeooo:paragraph-rsid="00b53767"/>
    </style:style>
    <style:style style:name="P413" style:family="paragraph" style:parent-style-name="Standard" style:list-style-name="L11">
      <style:text-properties officeooo:rsid="00606d6e" officeooo:paragraph-rsid="00c80381"/>
    </style:style>
    <style:style style:name="P414" style:family="paragraph" style:parent-style-name="Table_20_Contents" style:list-style-name="L7">
      <style:text-properties officeooo:rsid="002ec471" officeooo:paragraph-rsid="002ec471"/>
    </style:style>
    <style:style style:name="P415" style:family="paragraph" style:parent-style-name="Table_20_Contents" style:list-style-name="L9">
      <style:text-properties officeooo:rsid="00bd5447" officeooo:paragraph-rsid="00bd5447"/>
    </style:style>
    <style:style style:name="P416" style:family="paragraph" style:parent-style-name="Table_20_Contents" style:list-style-name="L9">
      <style:text-properties officeooo:rsid="010b8622" officeooo:paragraph-rsid="010b8622"/>
    </style:style>
    <style:style style:name="P417" style:family="paragraph" style:parent-style-name="Table_20_Contents" style:list-style-name="L10">
      <style:text-properties officeooo:rsid="005ddec8" officeooo:paragraph-rsid="005ddec8"/>
    </style:style>
    <style:style style:name="P418" style:family="paragraph" style:parent-style-name="Table_20_Contents" style:list-style-name="L10">
      <style:text-properties officeooo:rsid="010c8a7d" officeooo:paragraph-rsid="010c8a7d"/>
    </style:style>
    <style:style style:name="P419" style:family="paragraph" style:parent-style-name="Text_20_body" style:list-style-name="L2">
      <style:text-properties officeooo:rsid="00160bf9" officeooo:paragraph-rsid="00160bf9"/>
    </style:style>
    <style:style style:name="P420"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87cm" draw:z-index="11"><draw:image xlink:href="Pictures/100000000000037B000003316FA5CCEFB168629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403776956" text:style-name="L1">
        <text:list-item>
          <text:p text:style-name="P405">The struct holds<text:span text:style-name="T91"> source address of all ECU</text:span></text:p>
        </text:list-item>
        <text:list-item>
          <text:p text:style-name="P405">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06">The struct hold temporar<text:span text:style-name="T131">y</text:span> information about other ECU</text:p>
        </text:list-item>
        <text:list-item>
          <text:p text:style-name="P407"><text:soft-page-break/>The struct hold information about their own ECU</text:p>
        </text:list-item>
        <text:list-item>
          <text:p text:style-name="P408">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2836600685" text:style-name="L2">
        <text:list-item>
          <text:p text:style-name="P419">General Purpose Valve command – Sending control messages to ECU for controlling valves</text:p>
        </text:list-item>
        <text:list-item>
          <text:p text:style-name="P419">Auxiliary Valve Command – Sending control messages to ECU for controlling valves</text:p>
        </text:list-item>
        <text:list-item>
          <text:p text:style-name="P419">General Purpose Valve Estimated Flow – Get the computed flow from a valve</text:p>
        </text:list-item>
        <text:list-item>
          <text:p text:style-name="P419">Auxiliary Valve Estimated Flow – Get the computed flow from a valve</text:p>
        </text:list-item>
        <text:list-item>
          <text:p text:style-name="P419">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633502608" text:style-name="L3">
        <text:list-item>
          <text:p text:style-name="P420"><text:soft-page-break/>DM1 – Contains error messages such as electrical fault, location etc</text:p>
        </text:list-item>
        <text:list-item>
          <text:p text:style-name="P420">DM2 – Contains previous active DM1 messages</text:p>
        </text:list-item>
        <text:list-item>
          <text:p text:style-name="P420">DM3 – Deleting DM2 messages</text:p>
        </text:list-item>
        <text:list-item>
          <text:p text:style-name="P420">DM14 – Memory request of bytes, address etc from a ECU</text:p>
        </text:list-item>
        <text:list-item>
          <text:p text:style-name="P420">DM15 – Memory response from a DM14 request from that ECU</text:p>
        </text:list-item>
        <text:list-item>
          <text:p text:style-name="P420">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349808257" text:style-name="L4">
        <text:list-item>
          <text:p text:style-name="P409">Address Claimed – Send out NAME + ID that holds SA.</text:p>
        </text:list-item>
        <text:list-item>
          <text:p text:style-name="P409">Address Not Claimed – Send out NAME + ID that holds Address Not Claimed.</text:p>
        </text:list-item>
        <text:list-item>
          <text:p text:style-name="P409">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391152552" text:style-name="L5">
        <text:list-item>
          <text:p text:style-name="P410">Acknowledgement – Send a OK, BUSY, <text:s/>WAIT etc. as a response on a request.</text:p>
        </text:list-item>
        <text:list-item>
          <text:p text:style-name="P410">Request – Asking information or functionality about an ECU</text:p>
        </text:list-item>
        <text:list-item>
          <text:p text:style-name="P410">Transport Protocol Connection Management – Send how much data <text:span text:style-name="T9">in</text:span> packages you want to send to the receiver.</text:p>
        </text:list-item>
        <text:list-item>
          <text:p text:style-name="P410">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874690837856">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2874690841936">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2874690827248">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874690830512">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ext:soft-page-break/>
        <table:table-row table:style-name="TableLine2874690826976">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Enum_PGN.h</text:p>
          </table:table-cell>
        </table:table-row>
      </table:table>
      <text:p text:style-name="Text_20_body"/>
      <text:p text:style-name="P345">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2874690835408">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2874690845744">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2874690852272">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874690846832">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2874690860432">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Enum_Control_Byte.h</text:p>
          </table:table-cell>
        </table:table-row>
        <table:table-row table:style-name="TableLine2874690853360">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Enum_Group_Function_Value.h</text:p>
          </table:table-cell>
        </table:table-row>
        <table:table-row table:style-name="TableLine2874690854720">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66"/>
          </table:table-cell>
        </table:table-row>
        <table:table-row table:style-name="TableLine2874690846288">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874690850368">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2874690857984">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2874690856080">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874690855808">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2874690844384">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Enum_Control_Byte.h</text:p>
          </table:table-cell>
        </table:table-row>
        <table:table-row table:style-name="TableLine2874690859888">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2874690866144">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2874690877296">
          <table:table-cell table:style-name="Tabell24.A2" office:value-type="string">
            <text:p text:style-name="P126">PGN of the <text:soft-page-break/>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text:span><text:soft-page-break/><text:span text:style-name="T89">information we are sending</text:span></text:p>
          </table:table-cell>
          <table:table-cell table:style-name="Tabell24.E2" office:value-type="string">
            <text:p text:style-name="P368">Enum_PGN.h</text:p>
          </table:table-cell>
        </table:table-row>
      </table:table>
      <text:list xml:id="list3252924612" text:style-name="L6">
        <text:list-header>
          <text:p text:style-name="P411"/>
        </text:list-header>
      </text:list>
      <text:p text:style-name="P107"/>
      <text:p text:style-name="P151">Here is <text:span text:style-name="T17">two way to send a multi pack message</text:span><text:span text:style-name="T18">s</text:span><text:span text:style-name="T17">:</text:span></text:p>
      <text:p text:style-name="P151"/>
      <text:list xml:id="list1479217676" text:style-name="L7">
        <text:list-item>
          <text:p text:style-name="P414">BAM – <text:span text:style-name="T24">Just send the message to the ECU</text:span></text:p>
        </text:list-item>
        <text:list-item>
          <text:p text:style-name="P414">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874690875392">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2874690875936">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2874690862064">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874690864240">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287469087457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2874690871584">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3067707810" text:style-name="L8">
        <text:list-header>
          <text:p text:style-name="P412"/>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2874690870224">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2874690865056">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2874690864512">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874690863424">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2874690884640">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2874690885184">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2874690879472">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874690881920">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874690885456">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Enum_NAME.h</text:p>
          </table:table-cell>
        </table:table-row>
        <table:table-row table:style-name="TableLine2874690885728">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2874690883552">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Enum_NAME.h</text:p>
          </table:table-cell>
        </table:table-row>
        <table:table-row table:style-name="TableLine2874690887360">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Enum_NAME.h</text:p>
          </table:table-cell>
        </table:table-row>
        <table:table-row table:style-name="TableLine2874690882464">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2874690873216">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287469087920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2874690883824">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874690878928">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2874690765232">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874690764144">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2874690770128">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874690762512">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2874690760608">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2874690767680">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4230253864" text:style-name="L9">
              <text:list-item>
                <text:p text:style-name="P415">On request from other ECU</text:p>
              </text:list-item>
              <text:list-item>
                <text:p text:style-name="P416">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874690768224">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2874690768496">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2874690770400">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2874690760064">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2874690761696">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2874690761968">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2874542289280">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2874542289552">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2874705153600">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2874705162848">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Enum_DM1_<text:span text:style-name="T129">DM2</text:span>.h</text:p>
          </table:table-cell>
        </table:table-row>
        <table:table-row table:style-name="TableLine2874705154960">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Enum_DM1_<text:span text:style-name="T129">DM2</text:span>.h</text:p>
          </table:table-cell>
        </table:table-row>
        <table:table-row table:style-name="TableLine2874705154416">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2874705167200">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874705154144">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2874705154688">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2874705157680">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82325766" text:style-name="L10">
              <text:list-item>
                <text:p text:style-name="P417">On request from other ECU</text:p>
              </text:list-item>
              <text:list-item>
                <text:p text:style-name="P418">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874705163392">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874705159584">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2874705166656">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2874705150608">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874705150880">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2874705157408">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648200546" text:style-name="L11">
        <text:list-header>
          <text:p text:style-name="P413"/>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2874705153328">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2874705164480">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2874705165840">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874705158496">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2874705175632">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2874705181616">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2874705174000">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2874705176992">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text:span text:style-name="T130">serial</text:span>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874705174816">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2874705184336">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text:span text:style-name="T130">serial</text:span>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30">serial</text:span><text:span text:style-name="T106">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2874705184608">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2874705173184">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2874705202288">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874705168832">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2874705187600">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2874705190864">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2874705185696">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2874705194944">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874705193584">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2874705197392">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874705188960">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2874705212080">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2874705216704">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874705216432">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2874705219696">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874705210448">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2874705204192">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2874705202560">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874705205824">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2874705207728">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874705206640">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2874705209632">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2874705214528">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874705218880">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2874705230848">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2874705226768">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2874705236832">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2874705233840">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287470523628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2874705228672">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2874705223504">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2874705230576">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2874705235472">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2874705224864">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874705225136">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2874705239824">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2874705250704">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874705246352">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874705249344">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874705249616">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874705246624">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2874705242816">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2874705238192">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14:36:27.184000000</dc:date>
    <meta:editing-duration>P2DT8H11M33S</meta:editing-duration>
    <meta:editing-cycles>233</meta:editing-cycles>
    <meta:generator>LibreOffice/7.1.3.2$Windows_X86_64 LibreOffice_project/47f78053abe362b9384784d31a6e56f8511eb1c1</meta:generator>
    <meta:document-statistic meta:table-count="39" meta:image-count="6" meta:object-count="0" meta:page-count="25" meta:paragraph-count="1129" meta:word-count="4999" meta:character-count="28418" meta:non-whitespace-character-count="24464"/>
  </office:meta>
</office:document-meta>
</file>